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5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1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14cm" svg:height="1.19cm" svg:x="8.7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14cm" svg:height="1.19cm" svg:x="10.3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614cm" svg:height="1.19cm" svg:x="26.7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614cm" svg:height="1.19cm" svg:x="28.3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9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1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3.1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.4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614cm" svg:height="1.19cm" svg:x="4.0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614cm" svg:height="1.19cm" svg:x="5.6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10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614cm" svg:height="1.19cm" svg:x="13.564cm" svg:y="10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3" draw:id="id43" draw:layer="layout" svg:width="1.614cm" svg:height="1.19cm" svg:x="15.164cm" svg:y="10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764cm" svg:y="10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1.614cm" svg:height="1.19cm" svg:x="5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3" draw:id="id13" draw:layer="layout" svg:width="1.614cm" svg:height="1.19cm" svg:x="7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14cm" svg:height="1.19cm" svg:x="5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614cm" svg:height="1.19cm" svg:x="7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4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4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4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4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4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4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4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4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3" draw:text-style-name="P1" xml:id="id15" draw:id="id15" draw:layer="layout" svg:width="1.614cm" svg:height="1.19cm" svg:x="11.464cm" svg:y="14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17" draw:id="id17" draw:layer="layout" svg:width="1.614cm" svg:height="1.19cm" svg:x="13.064cm" svg:y="14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9" draw:id="id19" draw:layer="layout" svg:width="1.614cm" svg:height="1.19cm" svg:x="15.564cm" svg:y="14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21" draw:id="id21" draw:layer="layout" svg:width="1.614cm" svg:height="1.19cm" svg:x="17.164cm" svg:y="14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614cm" svg:height="1.19cm" svg:x="11.164cm" svg:y="18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614cm" svg:height="1.19cm" svg:x="13.364cm" svg:y="18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614cm" svg:height="1.19cm" svg:x="15.264cm" svg:y="18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1.614cm" svg:height="1.19cm" svg:x="17.464cm" svg:y="18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4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4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4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4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2" draw:text-style-name="P2" draw:layer="layout" svg:width="1.614cm" svg:height="1.19cm" svg:x="20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1.614cm" svg:height="1.19cm" svg:x="22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1.614cm" svg:height="1.19cm" svg:x="23.8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4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0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5" draw:id="id45" draw:layer="layout" svg:width="1.614cm" svg:height="1.19cm" svg:x="31.7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6" draw:id="id46" draw:layer="layout" svg:width="1.614cm" svg:height="1.19cm" svg:x="33.3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4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1.614cm" svg:height="1.19cm" svg:x="20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1.614cm" svg:height="1.19cm" svg:x="21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1.614cm" svg:height="1.19cm" svg:x="24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1.614cm" svg:height="1.19cm" svg:x="25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614cm" svg:height="1.19cm" svg:x="19.7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1.614cm" svg:height="1.19cm" svg:x="21.9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614cm" svg:height="1.19cm" svg:x="23.8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614cm" svg:height="1.19cm" svg:x="26.0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4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4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4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4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4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2" draw:text-style-name="P2" xml:id="id35" draw:id="id35" draw:layer="layout" svg:width="1.614cm" svg:height="1.19cm" svg:x="29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614cm" svg:height="1.19cm" svg:x="31.2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614cm" svg:height="1.19cm" svg:x="33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1" draw:id="id41" draw:layer="layout" svg:width="1.614cm" svg:height="1.19cm" svg:x="35.3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1.614cm" svg:height="1.19cm" svg:x="29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1.614cm" svg:height="1.19cm" svg:x="31.5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.614cm" svg:height="1.19cm" svg:x="33.4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2" draw:id="id42" draw:layer="layout" svg:width="1.614cm" svg:height="1.19cm" svg:x="35.6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4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4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4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4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4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4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4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4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4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17:11:18.398993918</dc:date>
    <dc:creator>elucterio </dc:creator>
    <meta:editing-duration>PT1H35M34S</meta:editing-duration>
    <meta:editing-cycles>44</meta:editing-cycles>
    <meta:generator>LibreOffice/4.2.8.2$Linux_X86_64 LibreOffice_project/420m0$Build-2</meta:generator>
    <meta:document-statistic meta:object-count="110"/>
  </office:meta>
</office:document-meta>
</file>